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d02" officeooo:paragraph-rsid="00194d02"/>
    </style:style>
    <style:style style:name="P2" style:family="paragraph" style:parent-style-name="Standard">
      <style:text-properties officeooo:rsid="0019744f" officeooo:paragraph-rsid="0019744f"/>
    </style:style>
    <style:style style:name="P3" style:family="paragraph" style:parent-style-name="Standard">
      <style:text-properties officeooo:rsid="0019744f" officeooo:paragraph-rsid="0019f7d6"/>
    </style:style>
    <style:style style:name="P4" style:family="paragraph" style:parent-style-name="Standard">
      <style:text-properties officeooo:rsid="0019744f" officeooo:paragraph-rsid="001d6a83"/>
    </style:style>
    <style:style style:name="P5" style:family="paragraph" style:parent-style-name="Standard">
      <style:text-properties fo:font-weight="normal" officeooo:rsid="0019744f" officeooo:paragraph-rsid="0019744f" style:font-weight-asian="normal" style:font-weight-complex="normal"/>
    </style:style>
    <style:style style:name="T1" style:family="text">
      <style:text-properties officeooo:rsid="0019f7d6"/>
    </style:style>
    <style:style style:name="T2" style:family="text">
      <style:text-properties fo:font-weight="bold" style:font-weight-asian="bold" style:font-weight-complex="bold"/>
    </style:style>
    <style:style style:name="T3" style:family="text">
      <style:text-properties fo:font-weight="bold" officeooo:rsid="0019f7d6" style:font-weight-asian="bold" style:font-weight-complex="bold"/>
    </style:style>
    <style:style style:name="T4" style:family="text">
      <style:text-properties fo:font-weight="bold" officeooo:rsid="001a9bad" style:font-weight-asian="bold" style:font-weight-complex="bold"/>
    </style:style>
    <style:style style:name="T5" style:family="text">
      <style:text-properties fo:font-weight="bold" officeooo:rsid="001bf21e" style:font-weight-asian="bold" style:font-weight-complex="bold"/>
    </style:style>
    <style:style style:name="T6" style:family="text">
      <style:text-properties fo:font-weight="bold" officeooo:rsid="001d6a83" style:font-weight-asian="bold" style:font-weight-complex="bold"/>
    </style:style>
    <style:style style:name="T7" style:family="text">
      <style:text-properties fo:font-weight="bold" officeooo:rsid="001e7c95" style:font-weight-asian="bold" style:font-weight-complex="bold"/>
    </style:style>
    <style:style style:name="T8" style:family="text">
      <style:text-properties fo:font-weight="bold" officeooo:rsid="001f3ee5" style:font-weight-asian="bold" style:font-weight-complex="bold"/>
    </style:style>
    <style:style style:name="T9" style:family="text">
      <style:text-properties fo:font-weight="bold" officeooo:rsid="002119bf" style:font-weight-asian="bold" style:font-weight-complex="bold"/>
    </style:style>
    <style:style style:name="T10" style:family="text">
      <style:text-properties officeooo:rsid="001a9bad"/>
    </style:style>
    <style:style style:name="T11" style:family="text">
      <style:text-properties fo:font-weight="normal" officeooo:rsid="001a9bad" style:font-weight-asian="normal" style:font-weight-complex="normal"/>
    </style:style>
    <style:style style:name="T12" style:family="text">
      <style:text-properties fo:font-weight="normal" officeooo:rsid="001bf21e" style:font-weight-asian="normal" style:font-weight-complex="normal"/>
    </style:style>
    <style:style style:name="T13" style:family="text">
      <style:text-properties fo:font-weight="normal" officeooo:rsid="001d6a83" style:font-weight-asian="normal" style:font-weight-complex="normal"/>
    </style:style>
    <style:style style:name="T14" style:family="text">
      <style:text-properties fo:font-weight="normal" officeooo:rsid="001e7c95" style:font-weight-asian="normal" style:font-weight-complex="normal"/>
    </style:style>
    <style:style style:name="T15" style:family="text">
      <style:text-properties fo:font-weight="normal" officeooo:rsid="001f3ee5" style:font-weight-asian="normal" style:font-weight-complex="normal"/>
    </style:style>
    <style:style style:name="T16" style:family="text">
      <style:text-properties fo:font-weight="normal" officeooo:rsid="002119bf" style:font-weight-asian="normal" style:font-weight-complex="normal"/>
    </style:style>
    <style:style style:name="T17" style:family="text">
      <style:text-properties fo:font-weight="normal" officeooo:rsid="00234cfc" style:font-weight-asian="normal" style:font-weight-complex="normal"/>
    </style:style>
    <style:style style:name="T18" style:family="text">
      <style:text-properties officeooo:rsid="001e7c95"/>
    </style:style>
    <style:style style:name="T19" style:family="text">
      <style:text-properties officeooo:rsid="002119bf"/>
    </style:style>
    <style:style style:name="T20" style:family="text">
      <style:text-properties officeooo:rsid="00225d48"/>
    </style:style>
    <style:style style:name="T21" style:family="text">
      <style:text-properties officeooo:rsid="00234c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pdf for the sorted-list data structure</text:p>
      <text:p text:style-name="P1"/>
      <text:p text:style-name="P2"><text:span text:style-name="T1">The following is a brief description, runtime analysis and memory usage of each function contained in the sorted-list.c data structure</text:span>:</text:p>
      <text:p text:style-name="P2"/>
      <text:p text:style-name="P2">1.<text:tab/><text:span text:style-name="T2">SLCreate</text:span>: Creates a SortedList given a CompareFuncT pointer and a DestructFuncT pointer.</text:p>
      <text:p text:style-name="P3"><text:tab/><text:span text:style-name="T3">Runtime analysis</text:span><text:span text:style-name="T1">: O(1)</text:span></text:p>
      <text:p text:style-name="P3"><text:span text:style-name="T1"><text:tab/></text:span><text:span text:style-name="T3">Memory usage</text:span><text:span text:style-name="T1">: Allocates 24 bytes of memory on the heap for the SortedList data structure. <text:tab/><text:tab/><text:tab/>Contains 1 local variable of size 8 bytes on the stack.</text:span></text:p>
      <text:p text:style-name="P3"/>
      <text:p text:style-name="P2">2.<text:tab/><text:span text:style-name="T2">SLDestroy</text:span>: Destroys a SortedList by first destroying all nodes that are not being used by iterators and all data contained therein. Then the list itself is destroyed.</text:p>
      <text:p text:style-name="P2"><text:tab/><text:span text:style-name="T4">Runtime analysis</text:span><text:span text:style-name="T10">: O(N) </text:span></text:p>
      <text:p text:style-name="P2"><text:tab/><text:span text:style-name="T4">Memory Usage: </text:span><text:span text:style-name="T11">Deallocates 24 bytes of memory on the heap for every ListNode that is freed.</text:span></text:p>
      <text:p text:style-name="P2"><text:span text:style-name="T11"><text:tab/><text:tab/>Also, deallocates the data contained within the nodes for every node freed (amount of </text:span></text:p>
      <text:p text:style-name="P2"><text:span text:style-name="T11"><text:tab/><text:tab/>memory freed dependent on size of data item within the node). Then, deallocates 24 <text:tab/><text:tab/><text:tab/>more bytes when the SortedListPtr itself is freed. Contains 3 local variables each of size <text:tab/><text:tab/><text:tab/>8 bytes on the stack.</text:span></text:p>
      <text:p text:style-name="P2"/>
      <text:p text:style-name="P2">3.<text:tab/><text:span text:style-name="T2">CreateNode</text:span>: Creates a new <text:span text:style-name="T19">ListNode struct</text:span> given a new data object and returns <text:span text:style-name="T19">a ListNodePtr to this new struct</text:span>. *Internal function not for use by the user.</text:p>
      <text:p text:style-name="P2"><text:tab/><text:span text:style-name="T4">Runtime analysis: </text:span><text:span text:style-name="T11">O(1)</text:span></text:p>
      <text:p text:style-name="P2"><text:span text:style-name="T4"><text:tab/>Memory Usage: </text:span><text:span text:style-name="T16">A</text:span><text:span text:style-name="T11">llocates </text:span><text:span text:style-name="T12">24 bytes of memory onto the heap for a new ListNode struct. <text:tab/><text:tab/><text:tab/>Contains 1 local variable of size 8 </text:span><text:span text:style-name="T13">bytes </text:span><text:span text:style-name="T12">on the stack.</text:span></text:p>
      <text:p text:style-name="P2"><text:span text:style-name="T12"/></text:p>
      <text:p text:style-name="P2">4.<text:tab/><text:span text:style-name="T2">SLInsert</text:span>: Inserts a new node into the list containing the given data object in sorted (descending) order. *Given that data is valid and does not already exist.</text:p>
      <text:p text:style-name="P2"><text:tab/><text:span text:style-name="T5">Runtime analysis: </text:span><text:span text:style-name="T12">O(N)</text:span></text:p>
      <text:p text:style-name="P4"><text:span text:style-name="T12"><text:tab/></text:span><text:span text:style-name="T5">Memory usage: </text:span><text:span text:style-name="T13">Calls CreateNode, which as stated above allocates 24 bytes of memory on the <text:tab/><text:tab/><text:tab/>heap, only if a new node is successfu</text:span><text:span text:style-name="T16">l</text:span><text:span text:style-name="T13">ly inserted (unsuccessful insertions are, for <text:tab/><text:tab/><text:tab/>example, duplicate items). Contains 3 local variables each of size 8 bytes on the stack.</text:span></text:p>
      <text:p text:style-name="P5"/>
      <text:p text:style-name="P2">5.<text:tab/><text:span text:style-name="T2">SLRemove</text:span>: Removes a node from the list containing the given data object. If the data is not found 0 is returned to signal a failed removal.</text:p>
      <text:p text:style-name="P2"><text:tab/><text:span text:style-name="T6">Runtime analysis: </text:span><text:span text:style-name="T13">O(N)</text:span></text:p>
      <text:p text:style-name="P2"><text:span text:style-name="T6"><text:tab/>Memory usage: </text:span><text:span text:style-name="T13">If an item for removal is found, deallocates 24 bytes of memory from the heap <text:tab/><text:tab/>that was previously used for the ListNode containing the data item </text:span><text:span text:style-name="T14">and also deallocates </text:span></text:p>
      <text:p text:style-name="P2"><text:span text:style-name="T14"><text:tab/><text:tab/>the data contained within that ListNode (the amount freed dependent on the size of the <text:tab/><text:tab/><text:tab/>data object itself). Otherwise, no memory is freed. Contains 4 local variables each of <text:tab/><text:tab/><text:tab/>size 8 on the stack.</text:span></text:p>
      <text:p text:style-name="P2"/>
      <text:p text:style-name="P2">6.<text:tab/><text:span text:style-name="T2">SLCreateIterator</text:span>: Creates a new SortedListIteratorPtr which can be used to iterate through the given SortedList.</text:p>
      <text:p text:style-name="P2"><text:tab/><text:span text:style-name="T7">Runtime analysis: </text:span><text:span text:style-name="T14">O(1)</text:span></text:p>
      <text:p text:style-name="P2"><text:span text:style-name="T7"><text:tab/>Memory usage: </text:span><text:span text:style-name="T14">Allocates 32 bytes of memory on the heap for a new SortedListIterator struct. </text:span></text:p>
      <text:p text:style-name="P2"><text:span text:style-name="T14"><text:tab/><text:tab/>Contains 1 local variable of size 8 bytes on the stack.</text:span></text:p>
      <text:p text:style-name="P2"><text:span text:style-name="T14"/></text:p>
      <text:p text:style-name="P2"/>
      <text:p text:style-name="P2"/>
      <text:p text:style-name="P2"><text:soft-page-break/>7.<text:tab/><text:span text:style-name="T2">SLDestroyIterator</text:span>: Destroys all nodes where the iterator is the only remaining pointer to that node and the data contained therein. Then the iterator itself is destroyed.</text:p>
      <text:p text:style-name="P2"><text:tab/><text:span text:style-name="T7">Runtime analysis: </text:span><text:span text:style-name="T14">O(N)</text:span></text:p>
      <text:p text:style-name="P2"><text:span text:style-name="T7"><text:tab/>Memory Usage: </text:span><text:span text:style-name="T14">Deallocates 24 bytes of memory from the heap for every list node that is <text:tab/><text:tab/><text:tab/>destroyed. Also deallocates an unspecified amount of memory from the heap for every <text:tab/><text:tab/><text:tab/>data item that is contained within the destroyed ListNodes (amount of memory <text:tab/><text:tab/><text:tab/><text:tab/>deallocated dependent on size of data item stored within the node). Finally, deallocates <text:tab/><text:tab/><text:tab/>32 bytes of memory from the heap that was previously used for the now destroyed <text:tab/><text:tab/><text:tab/>SortedListIterator struct. Contains 2 local variables each of size 8 on the stack. <text:s/></text:span></text:p>
      <text:p text:style-name="P2"/>
      <text:p text:style-name="P2">8.<text:tab/><text:span text:style-name="T2">SLNextItem</text:span>: Returns a void pointer <text:span text:style-name="T21">to the data </text:span>of the next item in the list. (If a data item is removed while an iterator is still “on” it, the iterator can still get data from this node and iterate to the next item in the sorted list as usual<text:span text:style-name="T18">)</text:span>. <text:span text:style-name="T18">May destroy node and data if after iterating over a node, there are no more pointers left on it (usually occurs when nodes are removed from the sorted list but remain “stuck” to iterators).</text:span></text:p>
      <text:p text:style-name="P2"><text:tab/><text:span text:style-name="T7">Runtime analysis: </text:span><text:span text:style-name="T14">O(1)</text:span></text:p>
      <text:p text:style-name="P2"><text:span text:style-name="T7"><text:tab/>Memory usage: </text:span><text:span text:style-name="T14">If </text:span><text:span text:style-name="T15">it is determined that a node needs to be removed, deallocates 24 bytes of <text:tab/><text:tab/><text:tab/>memory from the heap that was previously being used by the removed ListNode struct <text:tab/><text:tab/><text:tab/>and also deallocates an unspecified amount of memory from the heap for the data item <text:tab/><text:tab/><text:tab/>contained within each removed node (amount of memory deallocated dependent on the </text:span></text:p>
      <text:p text:style-name="P2"><text:span text:style-name="T15"><text:tab/><text:tab/>size of the data item)</text:span><text:span text:style-name="T17"> (may remove multiple nodes)</text:span><text:span text:style-name="T15">. Contains 2 local variables each of <text:tab/><text:tab/><text:tab/>size 8 bytes on the stack.</text:span></text:p>
      <text:p text:style-name="P2"><text:span text:style-name="T15"/></text:p>
      <text:p text:style-name="P2">9.<text:tab/><text:span text:style-name="T2">SLGetItem</text:span>: Returns the data object as a void pointer of the last item returned by SLNextItem.</text:p>
      <text:p text:style-name="P2"><text:tab/><text:span text:style-name="T8">Runtime analysis: </text:span><text:span text:style-name="T15">O(1)</text:span></text:p>
      <text:p text:style-name="P2"><text:span text:style-name="T15"><text:tab/></text:span><text:span text:style-name="T8">Memory usage: </text:span><text:span text:style-name="T15">None (no local variables and no (de)allocations to or from the he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7:26:43.115782895</meta:creation-date>
    <dc:date>2016-02-22T18:46:11.174829875</dc:date>
    <meta:editing-duration>PT1H8M4S</meta:editing-duration>
    <meta:editing-cycles>10</meta:editing-cycles>
    <meta:generator>LibreOffice/4.2.8.2$Linux_X86_64 LibreOffice_project/420m0$Build-2</meta:generator>
    <meta:document-statistic meta:table-count="0" meta:image-count="0" meta:object-count="0" meta:page-count="2" meta:paragraph-count="34" meta:word-count="746" meta:character-count="4481" meta:non-whitespace-character-count="3680"/>
  </office:meta>
</office:document-meta>
</file>